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2" style:num-suffix=".">
        <style:list-level-properties text:space-before="0.25in" text:min-label-width="0.25in"/>
      </text:list-level-style-number>
    </text:list-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P1">Versión CAT 1.0 Revisió 0.1</text:p>
      <text:p text:style-name="First_20_paragraph">A @city a @day de @month de @year</text:p>
      <text:p text:style-name="Text_20_body">REUNITS:</text:p>
      <text:p text:style-name="Text_20_body">D’una part, @name-person-manager, @position-person-manager i representant de @name-company-manager, major d’edad, amb domicili al Carrer @street-manager @streetnumber-manager de @city-manager i CIF @vat-manager,d’ara endavant el comodant;</text:p>
      <text:p text:style-name="Text_20_body">i de l’altre part, Senyor/Senyora @name-person-receiver major d’edad, estat civil, amb domicili al Carrer @street-receiver de Ciutat @city-receiver i amb DNI @vat-receiver, d’ara endavant el comodatari.</text:p>
      <text:p text:style-name="Text_20_body">INTERVENEN</text:p>
      <text:p text:style-name="Text_20_body">Ambdues parts en nom propi, acreditant la seva identitat pels documents indicats; es reconeixen mútuament capacitat i legitimació per atorgar el present document; i a aquest efecte, actuant tots dos en el seu propi nom i dret.</text:p>
      <text:p text:style-name="Text_20_body">EXPOSEN</text:p>
      <text:p text:style-name="Text_20_body">I. Que @name-person-manager es propietari del bé a continuació descrit: @computers, i concedeix, sense pagar renta ni una altre retribució, l’ús de dit bé a favor de SENYOR/SENYORA @name-person-receiver</text:p>
      <text:list text:style-name="L1">
        <text:list-item>
          <text:p text:style-name="P2">Que SENYOR/SENYORA @name-person-receiver està interessat en l’ús de dit bé, acceptant la cessió, que es porta a efecte conforme a les següents,</text:p>
        </text:list-item>
      </text:list>
      <text:p text:style-name="First_20_paragraph">ESTIPULACIONS:</text:p>
      <text:p text:style-name="Text_20_body">PRIMERA: La cessió objecte del present document, es formalitza amb el fi de que el comodatari pugui utilitzar el bé @computers durant un període de temps indefinit mentre faci un ús del mateix.</text:p>
      <text:p text:style-name="Text_20_body">SEGONA: A la signatura del present document, el comodant lliura el bé al comodatari, que rep l’ús del mateix.</text:p>
      <text:p text:style-name="Text_20_body">TERCERA: Seràn a compte del comodatari les despeses que siguin necessaries i precises per conservar el bé en les mateixes condicions en què es troba actualment.</text:p>
      <text:p text:style-name="Text_20_body">QUARTA: El comodatari podrà efectuar reparacions i/o millores sense exprés consentiment del comodante, quedant en tot cas les expenses invertides en benefici del bé, sense que procedeixi reemborsament de cap espècie a favor del comodatari, en cap cas.</text:p>
      <text:p text:style-name="Text_20_body">QUINTA: El comodatario se obliga a mantener, conservar y cuidar correctamente el bien cedido, y en caso de que extraiga alguno de sus componentes (memoria, disco, ...) deberá sustituir por uno de iguales características. En caso de que el bien se estropee el comodatario no deberá compensar al comodante.</text:p>
      <text:p text:style-name="Text_20_body">SISENA: Quan el comodatari es vulgui desfer del bé cedit haurà d’avisar al comodant i facilitar que en faci la recollida per canalitzar-lo a un altre interessat. En cas que el comodant no trobi cap interessat que el vulgui tornar a reutilitzar, el comodatari l’ha de portar al punt verd que el comodant indiqui, sempre que sigui de la vostra proximitat (menys 5 kilòmetres), en cas contrari a un punt verd autoritzat per les autoritats competents.</text:p>
      <text:p text:style-name="Text_20_body">SETENA: L’incompliment de qualsevol de les clàusules anteriors, serà causa d’extinció del present contracte.</text:p>
      <text:p text:style-name="Text_20_body">Les parts, per a la resolució de qualsevol qüestió o controvèrsia que pugui sorgir en relació a la interpretació o compliment del present acord, se sotmeten als Jutjats i Tribunals del ciutat de Barcelona, amb renúncia expressa a qualsevol altre fur que pogués ser aplicable o a l’arbitratge de dret en cas d’acord en aquest sentit.</text:p>
      <text:p text:style-name="Text_20_body">I en prova de conformitat ambdues parts signen aquest acord, per duplicat ja un sol efecte, en la data i lloc esmentats en l’encapçalament.</text:p>
      <text:p text:style-name="Text_20_body">@name-person-manager (Comodant)…………………………………….</text:p>
      <text:p text:style-name="Text_20_body">@name-person-receiver (Comodat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